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標準-subtitle">
      <style:graphic-properties draw:fill-color="#ffffff" fo:min-height="16.255cm"/>
    </style:style>
    <style:style style:name="pr2" style:family="presentation" style:parent-style-name="標準-notes">
      <style:graphic-properties draw:fill-color="#ffffff" fo:min-height="13.364cm"/>
    </style:style>
    <style:style style:name="pr3" style:family="presentation" style:parent-style-name="標準-title">
      <style:graphic-properties fo:min-height="3.506cm"/>
    </style:style>
    <style:style style:name="pr4" style:family="presentation" style:parent-style-name="標準-outline1">
      <style:graphic-properties fo:min-height="11.929cm"/>
    </style:style>
    <style:style style:name="co1" style:family="table-column">
      <style:table-column-properties style:column-width="2.819cm" style:use-optimal-column-width="false"/>
    </style:style>
    <style:style style:name="co2" style:family="table-column">
      <style:table-column-properties style:column-width="2.823cm" style:use-optimal-column-width="false"/>
    </style:style>
    <style:style style:name="ro1" style:family="table-row">
      <style:table-row-properties style:row-height="0.852cm"/>
    </style:style>
    <style:style style:name="ro2" style:family="table-row">
      <style:table-row-properties style:row-height="0.972cm"/>
    </style:style>
    <style:style style:name="ce1" style:family="table-cell">
      <style:graphic-properties style:repeat="repeat"/>
    </style:style>
    <style:style style:name="ce2" style:family="table-cell">
      <style:graphic-properties style:repeat="repeat"/>
      <style:paragraph-properties fo:text-align="center"/>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32">
        <draw:frame presentation:style-name="pr1" draw:layer="layout" svg:width="25.199cm" svg:height="16.255cm" svg:x="1.4cm" svg:y="0.837cm" presentation:class="subtitle">
          <draw:text-box>
            <text:p>コマンドラインツール利用のすすめ</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draw:frame presentation:style-name="pr3" draw:layer="layout" svg:width="25.199cm" svg:height="3.506cm" svg:x="1.4cm" svg:y="0.837cm" presentation:class="title">
          <draw:text-box>
            <text:p>今日のアジェンダ</text:p>
          </draw:text-box>
        </draw:frame>
        <draw:frame presentation:style-name="pr4" draw:layer="layout" svg:width="25.199cm" svg:height="12.179cm" svg:x="1.4cm" svg:y="4.914cm" presentation:class="outline" presentation:user-transformed="true">
          <draw:text-box>
            <text:list text:style-name="L3">
              <text:list-item>
                <text:p>基本的なコマンド操作</text:p>
              </text:list-item>
              <text:list-item>
                <text:p>Mac だけのコマンドでより便利に!</text:p>
              </text:list-item>
              <text:list-item>
                <text:p>組み合わせて使うためのリダイレクト・パイプ</text:p>
              </text:list-item>
              <text:list-item>
                <text:p>何度も同じことをするシェルスクリプト</text:p>
              </text:list-item>
              <text:list-item>
                <text:p>超便利なフォルダアクション</text:p>
              </text:list-item>
              <text:list-item>
                <text:p>パッケージマネージャー Homebrew (新沼)</text:p>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draw:frame presentation:style-name="pr3" draw:layer="layout" svg:width="25.199cm" svg:height="3.506cm" svg:x="1.4cm" svg:y="0.837cm" presentation:class="title">
          <draw:text-box>
            <text:p>OS X ってどんなの?</text:p>
          </draw:text-box>
        </draw:frame>
        <draw:frame presentation:style-name="pr4" draw:layer="layout" svg:width="25.199cm" svg:height="12.179cm" svg:x="1.4cm" svg:y="4.914cm" presentation:class="outline">
          <draw:text-box>
            <text:list text:style-name="L3">
              <text:list-item>
                <text:p>Macintosh から受け継いだ GUI</text:p>
              </text:list-item>
              <text:list-item>
                <text:p>UNIX (BSD) から受け継いだ CUI</text:p>
              </text:list-item>
              <text:list-item>
                <text:p>この両方が混在しているのが特徴</text:p>
              </text:list-item>
            </text:list>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draw:frame presentation:style-name="pr3" draw:layer="layout" svg:width="25.199cm" svg:height="3.506cm" svg:x="1.4cm" svg:y="0.837cm" presentation:class="title">
          <draw:text-box>
            <text:p>いろんな商用アプリが動く</text:p>
          </draw:text-box>
        </draw:frame>
        <draw:frame presentation:style-name="pr4" draw:layer="layout" svg:width="25.199cm" svg:height="12.179cm" svg:x="1.4cm" svg:y="4.914cm" presentation:class="outline">
          <draw:text-box>
            <text:list text:style-name="L3">
              <text:list-item>
                <text:p>デザイナーにとって大事な Illustrator/Photoshop</text:p>
              </text:list-item>
              <text:list-item>
                <text:p>やっぱり必要な Microsoft Office</text:p>
              </text:list-item>
              <text:list-item>
                <text:p>その他...</text:p>
              </text:list-item>
            </text:list>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draw:frame presentation:style-name="pr3" draw:layer="layout" svg:width="25.199cm" svg:height="3.506cm" svg:x="1.4cm" svg:y="0.837cm" presentation:class="title">
          <draw:text-box>
            <text:p>いろんな UNIX ツールが動く</text:p>
          </draw:text-box>
        </draw:frame>
        <draw:frame presentation:style-name="pr4" draw:layer="layout" svg:width="25.199cm" svg:height="12.179cm" svg:x="1.4cm" svg:y="4.914cm" presentation:class="outline">
          <draw:text-box>
            <text:list text:style-name="L3">
              <text:list-item>
                <text:p>HTML5 アプリ開発に欠かせない</text:p>
                <text:list>
                  <text:list-item>
                    <text:p>Yeoman</text:p>
                  </text:list-item>
                  <text:list-item>
                    <text:p>CoffeeScript/TypeScript</text:p>
                  </text:list-item>
                  <text:list-item>
                    <text:p>Sass</text:p>
                  </text:list-item>
                </text:list>
              </text:list-item>
              <text:list-item>
                <text:p>いろんなプログラム言語がすぐ使える</text:p>
                <text:list>
                  <text:list-item>
                    <text:p>Ruby</text:p>
                  </text:list-item>
                  <text:list-item>
                    <text:p>Python</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draw:frame presentation:style-name="pr3" draw:layer="layout" svg:width="25.199cm" svg:height="3.506cm" svg:x="1.4cm" svg:y="0.837cm" presentation:class="title">
          <draw:text-box>
            <text:p>OS X ってどんなの?</text:p>
          </draw:text-box>
        </draw:frame>
        <draw:frame presentation:style-name="pr4" draw:layer="layout" svg:width="25.199cm" svg:height="12.179cm" svg:x="1.4cm" svg:y="4.914cm" presentation:class="outline">
          <draw:text-box>
            <text:list text:style-name="L3">
              <text:list-item>
                <text:p>つまり、最強の開発環境である!</text:p>
              </text:list-item>
              <text:list-item>
                <text:p>そんな Mac の特性をうまく活かすためにも、CLI の方も覚えるといいことあるよ!</text:p>
              </text:list-item>
            </text:list>
          </draw:text-box>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draw:frame presentation:style-name="pr3" draw:layer="layout" svg:width="25.199cm" svg:height="3.506cm" svg:x="1.4cm" svg:y="0.837cm" presentation:class="title">
          <draw:text-box>
            <text:p>三つだけ覚えましょう</text:p>
          </draw:text-box>
        </draw:frame>
        <draw:frame presentation:style-name="pr4" draw:layer="layout" svg:width="25.199cm" svg:height="12.179cm" svg:x="1.4cm" svg:y="4.914cm" presentation:class="outline">
          <draw:text-box>
            <text:list text:style-name="L3">
              <text:list-item>
                <text:p>これだけあれば何とかなります!</text:p>
                <text:list>
                  <text:list-item>
                    <text:p>cd – 引数なしだとホームディレクトリに移動、引数ありだとそのディレクトリに移動します</text:p>
                  </text:list-item>
                  <text:list-item>
                    <text:p>pwd – カレントディレクトリを表示します</text:p>
                  </text:list-item>
                  <text:list-item>
                    <text:p>ls – ファイル一覧を表示します</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draw:frame presentation:style-name="pr3" draw:layer="layout" svg:width="25.199cm" svg:height="3.506cm" svg:x="1.4cm" svg:y="0.837cm" presentation:class="title">
          <draw:text-box>
            <text:p>三つだけ覚えましょう</text:p>
          </draw:text-box>
        </draw:frame>
        <draw:frame presentation:style-name="pr4" draw:layer="layout" svg:width="25.199cm" svg:height="12.179cm" svg:x="1.4cm" svg:y="4.914cm" presentation:class="outline">
          <draw:text-box>
            <text:list text:style-name="L3">
              <text:list-item>
                <text:p>ファイル操作は慣れた Finder を使いましょう!</text:p>
              </text:list-item>
              <text:list-item>
                <text:p>一応以下を覚えるとウインドウをいったりきたりしなくてよくなるよ...</text:p>
                <text:list>
                  <text:list-item>
                    <text:p>cat – ファイルを表示する</text:p>
                  </text:list-item>
                  <text:list-item>
                    <text:p>cp/mv/rm – ディレクトリやファイルをコピー/移動/削除</text:p>
                  </text:list-item>
                  <text:list-item>
                    <text:p>mkdir/rmdir – ディレクトの作成/削除</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draw:frame presentation:style-name="pr3" draw:layer="layout" svg:width="25.199cm" svg:height="3.506cm" svg:x="1.4cm" svg:y="0.837cm" presentation:class="title">
          <draw:text-box>
            <text:p>三つだけ覚えましょう</text:p>
          </draw:text-box>
        </draw:frame>
        <draw:frame presentation:style-name="pr4" draw:layer="layout" svg:width="25.199cm" svg:height="12.179cm" svg:x="1.4cm" svg:y="4.914cm" presentation:class="outline">
          <draw:text-box>
            <text:list text:style-name="L3">
              <text:list-item>
                <text:p>もっとたくさんあるけど、ブログとか書籍とかで調べながら少しずつ覚えていけばいいと思います</text:p>
              </text:list-item>
            </text:list>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draw:frame presentation:style-name="pr3" draw:layer="layout" svg:width="25.199cm" svg:height="3.506cm" svg:x="1.4cm" svg:y="0.837cm" presentation:class="title">
          <draw:text-box>
            <text:p>Mac 特有のコマンド</text:p>
          </draw:text-box>
        </draw:frame>
        <draw:frame presentation:style-name="pr4" draw:layer="layout" svg:width="25.199cm" svg:height="12.179cm" svg:x="1.4cm" svg:y="4.914cm" presentation:class="outline">
          <draw:text-box>
            <text:list text:style-name="L3">
              <text:list-item>
                <text:p>いろいろあるんですが、今日は便利そうな以下の三つを紹介します</text:p>
                <text:list>
                  <text:list-item>
                    <text:p>open</text:p>
                  </text:list-item>
                  <text:list-item>
                    <text:p>pbcopy/pbpaste</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draw:frame presentation:style-name="pr3" draw:layer="layout" svg:width="25.199cm" svg:height="3.506cm" svg:x="1.4cm" svg:y="0.837cm" presentation:class="title">
          <draw:text-box>
            <text:p>open</text:p>
          </draw:text-box>
        </draw:frame>
        <draw:frame presentation:style-name="pr4" draw:layer="layout" svg:width="25.199cm" svg:height="12.179cm" svg:x="1.4cm" svg:y="4.914cm" presentation:class="outline">
          <draw:text-box>
            <text:list text:style-name="L3">
              <text:list-item>
                <text:p>引数のファイルを開いてくれます</text:p>
              </text:list-item>
              <text:list-item>
                <text:p>“open .” が何気に便利です、カレントディレクトリで Finder が開きます</text:p>
              </text:list-item>
            </text:list>
          </draw:text-box>
        </draw:fram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draw:frame presentation:style-name="pr3" draw:layer="layout" svg:width="25.199cm" svg:height="3.506cm" svg:x="1.4cm" svg:y="0.837cm" presentation:class="title">
          <draw:text-box>
            <text:p>pbcopy/pbpaste</text:p>
          </draw:text-box>
        </draw:frame>
        <draw:frame presentation:style-name="pr4" draw:layer="layout" svg:width="25.199cm" svg:height="12.179cm" svg:x="1.4cm" svg:y="4.914cm" presentation:class="outline">
          <draw:text-box>
            <text:list text:style-name="L3">
              <text:list-item>
                <text:p>OS X のクリップボードに出力する pbcopy と、逆にクリップボードからペーストする pbpaste です</text:p>
              </text:list-item>
              <text:list-item>
                <text:p>後で説明するパイプと組み合わせると結構強力です</text:p>
              </text:list-item>
            </text:list>
          </draw:text-box>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draw:frame presentation:style-name="pr3" draw:layer="layout" svg:width="25.199cm" svg:height="3.506cm" svg:x="1.4cm" svg:y="0.837cm" presentation:class="title">
          <draw:text-box>
            <text:p>管理系コマンド</text:p>
          </draw:text-box>
        </draw:frame>
        <draw:frame presentation:style-name="pr4" draw:layer="layout" svg:width="25.199cm" svg:height="12.179cm" svg:x="1.4cm" svg:y="4.914cm" presentation:class="outline">
          <draw:text-box>
            <text:list text:style-name="L3">
              <text:list-item>
                <text:p>ほとんどの人には必要ないけど</text:p>
                <text:list>
                  <text:list-item>
                    <text:p>scutil</text:p>
                  </text:list-item>
                  <text:list-item>
                    <text:p>launchctl</text:p>
                  </text:list-item>
                  <text:list-item>
                    <text:p>PlistBuddy</text:p>
                  </text:list-item>
                </text:list>
              </text:list-item>
              <text:list-item>
                <text:p>信じられないくらい使いにくい!</text:p>
              </text:list-item>
              <text:list-item>
                <text:p>使いこなしている人がいたら教えてください...</text:p>
              </text:list-item>
            </text:list>
          </draw:text-box>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draw:frame presentation:style-name="pr3" draw:layer="layout" svg:width="25.199cm" svg:height="3.506cm" svg:x="1.4cm" svg:y="0.837cm" presentation:class="title">
          <draw:text-box>
            <text:p>調べるときの注意</text:p>
          </draw:text-box>
        </draw:frame>
        <draw:frame presentation:style-name="pr4" draw:layer="layout" svg:width="25.199cm" svg:height="12.179cm" svg:x="1.4cm" svg:y="4.914cm" presentation:class="outline">
          <draw:text-box>
            <text:list text:style-name="L3">
              <text:list-item>
                <text:p>Linux と OS X はコマンドが同じでも引数が違うので検索するときは注意してね!</text:p>
              </text:list-item>
              <text:list-item>
                <text:p>“ls --help” とかでコマンドのヘルプが表示されるよ!</text:p>
              </text:list-item>
              <text:list-item>
                <text:p>“man ls” でコマンドのマニュアルが表示されるよ!</text:p>
              </text:list-item>
            </text:list>
          </draw:text-box>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draw:frame presentation:style-name="pr3" draw:layer="layout" svg:width="25.199cm" svg:height="3.506cm" svg:x="1.4cm" svg:y="0.837cm" presentation:class="title">
          <draw:text-box>
            <text:p>リダイレクト</text:p>
          </draw:text-box>
        </draw:frame>
        <draw:frame presentation:style-name="pr4" draw:layer="layout" svg:width="25.199cm" svg:height="12.179cm" svg:x="1.4cm" svg:y="4.914cm" presentation:class="outline">
          <draw:text-box>
            <text:list text:style-name="L3">
              <text:list-item>
                <text:p>簡単に使えて結構便利なのがリダイレクト!</text:p>
                <text:list>
                  <text:list-item>
                    <text:p>コマンドの出力結果をファイルに落としてくれる!</text:p>
                  </text:list-item>
                  <text:list-item>
                    <text:p>とりあえず今日のところはそんな理解で OK!</text:p>
                  </text:list-item>
                </text:list>
              </text:list-item>
              <text:list-item>
                <text:p>“ls &gt; ls.txt” とするだけで、ls.txt ファイルに結果が保存される</text:p>
              </text:list-item>
            </text:list>
          </draw:text-box>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draw:frame presentation:style-name="pr3" draw:layer="layout" svg:width="25.199cm" svg:height="3.506cm" svg:x="1.4cm" svg:y="0.837cm" presentation:class="title">
          <draw:text-box>
            <text:p>で?</text:p>
          </draw:text-box>
        </draw:frame>
        <draw:frame presentation:style-name="pr4" draw:layer="layout" svg:width="25.199cm" svg:height="12.179cm" svg:x="1.4cm" svg:y="4.914cm" presentation:class="outline">
          <draw:text-box>
            <text:list text:style-name="L3">
              <text:list-item>
                <text:p>だから? って思うかもしれませんが!</text:p>
              </text:list-item>
              <text:list-item>
                <text:p>“/sbin/ifconfig &gt; ifconfig.txt” とかするとネットワークデバイスの一覧が取得できるんですね</text:p>
                <text:list>
                  <text:list-item>
                    <text:p>こいつを詳しい人にメールしてやればいい</text:p>
                  </text:list-item>
                  <text:list-item>
                    <text:p>GUI だとスクリーンショットを何回も取らないといけないし...</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draw:frame presentation:style-name="pr3" draw:layer="layout" svg:width="25.199cm" svg:height="3.506cm" svg:x="1.4cm" svg:y="0.837cm" presentation:class="title">
          <draw:text-box>
            <text:p>工夫次第で何でも</text:p>
          </draw:text-box>
        </draw:frame>
        <draw:frame presentation:style-name="pr4" draw:layer="layout" svg:width="25.199cm" svg:height="12.179cm" svg:x="1.4cm" svg:y="4.914cm" presentation:class="outline">
          <draw:text-box>
            <text:list text:style-name="L3">
              <text:list-item>
                <text:p>リダイレクトはファイルに保存できるくらいの機能しかない (他もあるけど、今日は保存だけで OK!)</text:p>
              </text:list-item>
              <text:list-item>
                <text:p>工夫次第で何でもできるよ!</text:p>
              </text:list-item>
            </text:list>
          </draw:text-box>
        </draw:frame>
        <presentation:notes draw:style-name="dp2">
          <draw:page-thumbnail draw:style-name="gr1"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draw:frame presentation:style-name="pr3" draw:layer="layout" svg:width="25.199cm" svg:height="3.506cm" svg:x="1.4cm" svg:y="0.837cm" presentation:class="title">
          <draw:text-box>
            <text:p>パイプ</text:p>
          </draw:text-box>
        </draw:frame>
        <draw:frame presentation:style-name="pr4" draw:layer="layout" svg:width="25.199cm" svg:height="12.179cm" svg:x="1.4cm" svg:y="4.914cm" presentation:class="outline">
          <draw:text-box>
            <text:list text:style-name="L3">
              <text:list-item>
                <text:p>パイプは今日の目玉です! すげーーってなってくれると嬉しいです</text:p>
              </text:list-item>
              <text:list-item>
                <text:p>知っている人が多いような気もしますが...</text:p>
              </text:list-item>
            </text:list>
          </draw:text-box>
        </draw:frame>
        <presentation:notes draw:style-name="dp2">
          <draw:page-thumbnail draw:style-name="gr1"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draw:frame presentation:style-name="pr3" draw:layer="layout" svg:width="25.199cm" svg:height="3.506cm" svg:x="1.4cm" svg:y="0.837cm" presentation:class="title">
          <draw:text-box>
            <text:p>UNIX の哲学</text:p>
          </draw:text-box>
        </draw:frame>
        <draw:frame presentation:style-name="pr4" draw:layer="layout" svg:width="25.199cm" svg:height="12.179cm" svg:x="1.4cm" svg:y="4.914cm" presentation:class="outline">
          <draw:text-box>
            <text:list text:style-name="L3">
              <text:list-item>
                <text:p>UNIX の哲学に “一つのことを、うまくやれ” というのがある</text:p>
              </text:list-item>
              <text:list-item>
                <text:p>この哲学に則ってコマンドは作られているので、この哲学を理解できない限りコマンドはうまく使えない</text:p>
              </text:list-item>
            </text:list>
          </draw:text-box>
        </draw:frame>
        <presentation:notes draw:style-name="dp2">
          <draw:page-thumbnail draw:style-name="gr1"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標準" presentation:presentation-page-layout-name="AL2T1">
        <draw:frame presentation:style-name="pr3" draw:layer="layout" svg:width="25.199cm" svg:height="3.506cm" svg:x="1.4cm" svg:y="0.837cm" presentation:class="title">
          <draw:text-box>
            <text:p>GUI ツールの世界</text:p>
          </draw:text-box>
        </draw:frame>
        <draw:frame presentation:style-name="pr4" draw:layer="layout" svg:width="25.199cm" svg:height="12.179cm" svg:x="1.4cm" svg:y="4.914cm" presentation:class="outline">
          <draw:text-box>
            <text:list text:style-name="L3">
              <text:list-item>
                <text:p>一つのツールでなんでもやっちゃう</text:p>
              </text:list-item>
              <text:list-item>
                <text:p>私、機能A と機能C と機能D があるツールが使いたいんだけどな...</text:p>
              </text:list-item>
              <text:list-item>
                <text:p>ツールA とツールC をいったりきたりしながら...</text:p>
                <text:p/>
              </text:list-item>
            </text:list>
          </draw:text-box>
        </draw:frame>
        <draw:frame draw:style-name="standard" draw:layer="layout" svg:width="14.098cm" svg:height="1.703cm" svg:x="4.828cm" svg:y="14.317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ext:p>機能A</text:p>
              </table:table-cell>
              <table:table-cell>
                <text:p>機能B</text:p>
              </table:table-cell>
              <table:table-cell>
                <text:p>機能C</text:p>
              </table:table-cell>
              <table:table-cell>
                <text:p>機能D</text:p>
              </table:table-cell>
            </table:table-row>
            <table:table-row table:style-name="ro2" table:default-cell-style-name="ce2">
              <table:table-cell table:style-name="ce1">
                <text:p>ツールA</text:p>
              </table:table-cell>
              <table:table-cell>
                <text:p text:style-name="P1">◯</text:p>
              </table:table-cell>
              <table:table-cell>
                <text:p text:style-name="P1">◯</text:p>
              </table:table-cell>
              <table:table-cell>
                <text:p text:style-name="P1">◯</text:p>
              </table:table-cell>
              <table:table-cell>
                <text:p text:style-name="P1">×</text:p>
              </table:table-cell>
            </table:table-row>
            <table:table-row table:style-name="ro2" table:default-cell-style-name="ce2">
              <table:table-cell table:style-name="ce1">
                <text:p>ツールB</text:p>
              </table:table-cell>
              <table:table-cell>
                <text:p text:style-name="P1">◯</text:p>
              </table:table-cell>
              <table:table-cell>
                <text:p text:style-name="P1">◯</text:p>
              </table:table-cell>
              <table:table-cell>
                <text:p text:style-name="P1">×</text:p>
              </table:table-cell>
              <table:table-cell>
                <text:p text:style-name="P1">◯</text:p>
              </table:table-cell>
            </table:table-row>
            <table:table-row table:style-name="ro2" table:default-cell-style-name="ce2">
              <table:table-cell table:style-name="ce1">
                <text:p>ツールC</text:p>
              </table:table-cell>
              <table:table-cell>
                <text:p text:style-name="P1">◯</text:p>
              </table:table-cell>
              <table:table-cell>
                <text:p text:style-name="P1">×</text:p>
              </table:table-cell>
              <table:table-cell>
                <text:p text:style-name="P1">×</text:p>
              </table:table-cell>
              <table:table-cell>
                <text:p text:style-name="P1">◯</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標準" presentation:presentation-page-layout-name="AL2T1">
        <draw:frame presentation:style-name="pr3" draw:layer="layout" svg:width="25.199cm" svg:height="3.506cm" svg:x="1.4cm" svg:y="0.837cm" presentation:class="title">
          <draw:text-box>
            <text:p>UNIX の哲学の世界</text:p>
          </draw:text-box>
        </draw:frame>
        <draw:frame presentation:style-name="pr4" draw:layer="layout" svg:width="25.199cm" svg:height="12.179cm" svg:x="1.4cm" svg:y="4.914cm" presentation:class="outline" presentation:user-transformed="true">
          <draw:text-box>
            <text:list text:style-name="L3">
              <text:list-item>
                <text:p>機能 A – D を持つツールなんか作らない!</text:p>
              </text:list-item>
              <text:list-item>
                <text:p>機能A と機能B と機能D が欲しければ組み合わせて使う</text:p>
              </text:list-item>
              <text:list-item>
                <text:p>この機能同士の橋渡しをするのがパイプ</text:p>
              </text:list-item>
            </text:list>
          </draw:text-box>
        </draw:frame>
        <draw:frame draw:style-name="standard" draw:layer="layout" svg:width="14.098cm" svg:height="4.859cm" svg:x="6.515cm" svg:y="13.761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ext:p>機能A</text:p>
              </table:table-cell>
              <table:table-cell>
                <text:p>機能B</text:p>
              </table:table-cell>
              <table:table-cell>
                <text:p>機能C</text:p>
              </table:table-cell>
              <table:table-cell>
                <text:p>機能D</text:p>
              </table:table-cell>
            </table:table-row>
            <table:table-row table:style-name="ro1" table:default-cell-style-name="ce2">
              <table:table-cell table:style-name="ce1">
                <text:p>ツールA</text:p>
              </table:table-cell>
              <table:table-cell table:style-name="ce1">
                <text:p text:style-name="P1">◯</text:p>
              </table:table-cell>
              <table:table-cell>
                <text:p text:style-name="P1">×</text:p>
              </table:table-cell>
              <table:table-cell>
                <text:p text:style-name="P1">×</text:p>
              </table:table-cell>
              <table:table-cell>
                <text:p text:style-name="P1">×</text:p>
              </table:table-cell>
            </table:table-row>
            <table:table-row table:style-name="ro1" table:default-cell-style-name="ce2">
              <table:table-cell table:style-name="ce1">
                <text:p>ツールB</text:p>
              </table:table-cell>
              <table:table-cell>
                <text:p text:style-name="P1">×</text:p>
              </table:table-cell>
              <table:table-cell>
                <text:p text:style-name="P1">◯</text:p>
              </table:table-cell>
              <table:table-cell>
                <text:p text:style-name="P1">×</text:p>
              </table:table-cell>
              <table:table-cell>
                <text:p text:style-name="P1">×</text:p>
              </table:table-cell>
            </table:table-row>
            <table:table-row table:style-name="ro1" table:default-cell-style-name="ce2">
              <table:table-cell table:style-name="ce1">
                <text:p>ツールC</text:p>
              </table:table-cell>
              <table:table-cell>
                <text:p text:style-name="P1">×</text:p>
              </table:table-cell>
              <table:table-cell>
                <text:p text:style-name="P1">×</text:p>
              </table:table-cell>
              <table:table-cell>
                <text:p text:style-name="P1">◯</text:p>
              </table:table-cell>
              <table:table-cell>
                <text:p text:style-name="P1">×</text:p>
              </table:table-cell>
            </table:table-row>
            <table:table-row table:style-name="ro1" table:default-cell-style-name="ce2">
              <table:table-cell table:style-name="ce1">
                <text:p>ツールD</text:p>
              </table:table-cell>
              <table:table-cell>
                <text:p text:style-name="P1">×</text:p>
              </table:table-cell>
              <table:table-cell>
                <text:p text:style-name="P1">×</text:p>
              </table:table-cell>
              <table:table-cell>
                <text:p text:style-name="P1">×</text:p>
              </table:table-cell>
              <table:table-cell>
                <text:p text:style-name="P1">◯</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標準" presentation:presentation-page-layout-name="AL2T1">
        <draw:frame presentation:style-name="pr3" draw:layer="layout" svg:width="25.199cm" svg:height="3.506cm" svg:x="1.4cm" svg:y="0.837cm" presentation:class="title">
          <draw:text-box>
            <text:p>流れ作業をイメージ</text:p>
          </draw:text-box>
        </draw:frame>
        <draw:frame presentation:style-name="pr4" draw:layer="layout" svg:width="25.199cm" svg:height="12.179cm" svg:x="1.4cm" svg:y="4.914cm" presentation:class="outline">
          <draw:text-box>
            <text:list text:style-name="L3">
              <text:list-item>
                <text:p>流れ作業をイメージすると多分わかりやすい</text:p>
              </text:list-item>
              <text:list-item>
                <text:p>A さんが作業した結果を B さんが受け取って作業して、B さんが作業した結果を C さんが受け取って作業して...</text:p>
              </text:list-item>
            </text:list>
          </draw:text-box>
        </draw:frame>
        <presentation:notes draw:style-name="dp2">
          <draw:page-thumbnail draw:style-name="gr1" draw:layer="layout" svg:width="14.848cm" svg:height="11.136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1" draw:master-page-name="標準" presentation:presentation-page-layout-name="AL2T1">
        <draw:frame presentation:style-name="pr3" draw:layer="layout" svg:width="25.199cm" svg:height="3.506cm" svg:x="1.4cm" svg:y="0.837cm" presentation:class="title">
          <draw:text-box>
            <text:p>Photoshop とかのレイヤーっぽい</text:p>
          </draw:text-box>
        </draw:frame>
        <draw:frame presentation:style-name="pr4" draw:layer="layout" svg:width="25.199cm" svg:height="12.179cm" svg:x="1.4cm" svg:y="4.914cm" presentation:class="outline">
          <draw:text-box>
            <text:list text:style-name="L3">
              <text:list-item>
                <text:p>デザイナーさんは Photoshop でレイヤーを使っていると思うけど、あんなイメージ</text:p>
              </text:list-item>
              <text:list-item>
                <text:p>ぼかしとか、マットとかそういうレイヤーを重ねて使って、目的の画像を作る</text:p>
              </text:list-item>
              <text:list-item>
                <text:p>コマンドの場合は元がテキストでフィルターもテキスト用で目的もテキストだと思ってください (テキスト以外もできますが)</text:p>
              </text:list-item>
            </text:list>
          </draw:text-box>
        </draw:frame>
        <presentation:notes draw:style-name="dp2">
          <draw:page-thumbnail draw:style-name="gr1" draw:layer="layout" svg:width="14.848cm" svg:height="11.136cm" svg:x="3.075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標準" presentation:presentation-page-layout-name="AL2T1">
        <draw:frame presentation:style-name="pr3" draw:layer="layout" svg:width="25.199cm" svg:height="3.506cm" svg:x="1.4cm" svg:y="0.837cm" presentation:class="title">
          <draw:text-box>
            <text:p>パイプ</text:p>
          </draw:text-box>
        </draw:frame>
        <draw:frame presentation:style-name="pr4" draw:layer="layout" svg:width="25.199cm" svg:height="12.179cm" svg:x="1.4cm" svg:y="4.914cm" presentation:class="outline">
          <draw:text-box>
            <text:list text:style-name="L3">
              <text:list-item>
                <text:p>なんかデモしてみる</text:p>
              </text:list-item>
              <text:list-item>
                <text:p>簡単な例が思いつかないんですよね...</text:p>
              </text:list-item>
              <text:list-item>
                <text:p>cat app/index.html | grep '&lt;script src' | sed 's/.*="//; s/".*//;' <text:s/>| sed "s/^/'/; s/$/',/;"</text:p>
                <text:list>
                  <text:list-item>
                    <text:p>index.html 内の script 要素のファイル名を 'hoge.js', にする</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1" draw:master-page-name="標準" presentation:presentation-page-layout-name="AL2T1">
        <draw:frame presentation:style-name="pr3" draw:layer="layout" svg:width="25.199cm" svg:height="3.506cm" svg:x="1.4cm" svg:y="0.837cm" presentation:class="title">
          <draw:text-box>
            <text:p>パイプ</text:p>
          </draw:text-box>
        </draw:frame>
        <draw:frame presentation:style-name="pr4" draw:layer="layout" svg:width="25.199cm" svg:height="12.179cm" svg:x="1.4cm" svg:y="4.914cm" presentation:class="outline">
          <draw:text-box>
            <text:list text:style-name="L3">
              <text:list-item>
                <text:p>すっげー強力!</text:p>
              </text:list-item>
              <text:list-item>
                <text:p>使いこなせば本当になんでもできる!</text:p>
              </text:list-item>
            </text:list>
          </draw:text-box>
        </draw:frame>
        <presentation:notes draw:style-name="dp2">
          <draw:page-thumbnail draw:style-name="gr1" draw:layer="layout" svg:width="14.848cm" svg:height="11.136cm" svg:x="3.075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標準" presentation:presentation-page-layout-name="AL2T1">
        <draw:frame presentation:style-name="pr3" draw:layer="layout" svg:width="25.199cm" svg:height="3.506cm" svg:x="1.4cm" svg:y="0.837cm" presentation:class="title">
          <draw:text-box>
            <text:p>シェルスクリプト</text:p>
          </draw:text-box>
        </draw:frame>
        <draw:frame presentation:style-name="pr4" draw:layer="layout" svg:width="25.199cm" svg:height="12.179cm" svg:x="1.4cm" svg:y="4.914cm" presentation:class="outline">
          <draw:text-box>
            <text:list text:style-name="L3">
              <text:list-item>
                <text:p>コマンドを並べて書いておくと、何度も同じことが実行できる</text:p>
              </text:list-item>
              <text:list-item>
                <text:p>コマンド覚えるの大変だから、よく使うものはスクリプト化しておくと便利よ</text:p>
              </text:list-item>
            </text:list>
          </draw:text-box>
        </draw:frame>
        <presentation:notes draw:style-name="dp2">
          <draw:page-thumbnail draw:style-name="gr1" draw:layer="layout" svg:width="14.848cm" svg:height="11.136cm" svg:x="3.075cm" svg:y="2.257cm" draw:page-number="26" presentation:class="page"/>
          <draw:frame presentation:style-name="pr2" draw:layer="layout" svg:width="16.799cm" svg:height="13.364cm" svg:x="2.1cm" svg:y="14.107cm" presentation:class="notes" presentation:placeholder="true">
            <draw:text-box/>
          </draw:frame>
        </presentation:notes>
      </draw:page>
      <draw:page draw:name="page27" draw:style-name="dp1" draw:master-page-name="標準" presentation:presentation-page-layout-name="AL2T1">
        <draw:frame presentation:style-name="pr3" draw:layer="layout" svg:width="25.199cm" svg:height="3.506cm" svg:x="1.4cm" svg:y="0.837cm" presentation:class="title">
          <draw:text-box>
            <text:p>フォルダアクション</text:p>
          </draw:text-box>
        </draw:frame>
        <draw:frame presentation:style-name="pr4" draw:layer="layout" svg:width="25.199cm" svg:height="12.179cm" svg:x="1.4cm" svg:y="4.914cm" presentation:class="outline">
          <draw:text-box>
            <text:list text:style-name="L3">
              <text:list-item>
                <text:p>Automator などのスクリプトとフォルダを関連付けておける機能らしい</text:p>
              </text:list-item>
              <text:list-item>
                <text:p>フォルダにコピーをすると一定の処理をしてくれる</text:p>
              </text:list-item>
              <text:list-item>
                <text:p>Automator からシェルスクリプトを呼び出せる</text:p>
              </text:list-item>
              <text:list-item>
                <text:p>このフォルダにファイルをコピーすれば、JPEG 化して透かしを入れるみたいなのが簡単にできちゃう!</text:p>
              </text:list-item>
            </text:list>
          </draw:text-box>
        </draw:frame>
        <presentation:notes draw:style-name="dp2">
          <draw:page-thumbnail draw:style-name="gr1" draw:layer="layout" svg:width="14.848cm" svg:height="11.136cm" svg:x="3.075cm" svg:y="2.257cm" draw:page-number="27"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TakaoPGothic" style:font-family-asian="TakaoPGothic" style:font-family-generic-asian="system" style:font-pitch-asian="variable" style:font-size-asian="18pt" style:font-name-complex="TakaoPGothic" style:font-family-complex="TakaoPGothic"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TakaoPGothic" style:font-family-asian="TakaoPGothic"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番号&gt;</text:page-number></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番号&gt;</text:page-number></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番号&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20T13:28:28.689870190</meta:creation-date>
    <dc:date>2015-05-20T14:52:59.130755112</dc:date>
    <meta:editing-duration>PT1H21M25S</meta:editing-duration>
    <meta:editing-cycles>57</meta:editing-cycles>
    <meta:generator>LibreOffice/4.2.8.2$Linux_X86_64 LibreOffice_project/420m0$Build-2</meta:generator>
    <meta:document-statistic meta:object-count="130"/>
  </office:meta>
</office:document-meta>
</file>